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0550d" officeooo:paragraph-rsid="0000550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0550d" officeooo:paragraph-rsid="0000550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0abae" officeooo:paragraph-rsid="0000abae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1bda4" officeooo:paragraph-rsid="0001bda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25dc9" officeooo:paragraph-rsid="00025dc9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33581" officeooo:paragraph-rsid="00033581"/>
    </style:style>
    <style:style style:name="P7" style:family="paragraph" style:parent-style-name="Standard">
      <style:paragraph-properties fo:text-align="start" style:justify-single-word="false"/>
      <style:text-properties officeooo:rsid="00033581" officeooo:paragraph-rsid="00033581"/>
    </style:style>
    <style:style style:name="P8" style:family="paragraph" style:parent-style-name="Standard">
      <style:paragraph-properties fo:text-align="center" style:justify-single-word="false"/>
      <style:text-properties officeooo:rsid="00050b23" officeooo:paragraph-rsid="0000550d"/>
    </style:style>
    <style:style style:name="P9" style:family="paragraph" style:parent-style-name="Standard">
      <style:paragraph-properties fo:text-align="start" style:justify-single-word="false"/>
      <style:text-properties officeooo:rsid="00050b23" officeooo:paragraph-rsid="00050b23"/>
    </style:style>
    <style:style style:name="P10" style:family="paragraph" style:parent-style-name="Standard">
      <style:paragraph-properties fo:text-align="start" style:justify-single-word="false"/>
      <style:text-properties officeooo:rsid="0007f0ac" officeooo:paragraph-rsid="0007f0ac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50b23" officeooo:paragraph-rsid="00050b2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7f0ac" officeooo:paragraph-rsid="0007f0a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0550d" officeooo:paragraph-rsid="0000550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0550d" officeooo:paragraph-rsid="0000550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08ecb6" officeooo:paragraph-rsid="0008ecb6"/>
    </style:style>
    <style:style style:name="P16" style:family="paragraph" style:parent-style-name="Standard">
      <style:paragraph-properties fo:text-align="start" style:justify-single-word="false"/>
      <style:text-properties officeooo:rsid="000c9c7c" officeooo:paragraph-rsid="000c9c7c"/>
    </style:style>
    <style:style style:name="T1" style:family="text">
      <style:text-properties officeooo:rsid="0005d830"/>
    </style:style>
    <style:style style:name="T2" style:family="text">
      <style:text-properties officeooo:rsid="0006a295"/>
    </style:style>
    <style:style style:name="T3" style:family="text">
      <style:text-properties officeooo:rsid="0007f0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ocumentação</text:p>
      <text:p text:style-name="P8"/>
      <text:p text:style-name="P12">O problema: </text:p>
      <text:p text:style-name="P9"><text:s text:c="3"/><text:span text:style-name="T3">As construtoras possuem diversos veículos que fazem o transporte de materiais para as obras, bem como <text:s/>o transito envolvendo outros tipos de precisão.</text:span></text:p>
      <text:p text:style-name="P15"><text:s/>Cada veículo possui uma quantidade média gasta de combustível e isso não é monitorado.</text:p>
      <text:p text:style-name="P16">O Principal problema é quando isso não é gerenciado de forma precisa, isso é, de como está sendo realmente <text:s/>gasto o combustível</text:p>
      <text:p text:style-name="P15"/>
      <text:p text:style-name="P9"/>
      <text:p text:style-name="P11">A <text:s/><text:span text:style-name="T2">proposta</text:span>:</text:p>
      <text:p text:style-name="P9"><text:s text:c="6"/>Visa em fazer uma aplicação para realizar monitoramento de veículos das con<text:span text:style-name="T1">str</text:span>utoras, que são usados no trabalho. O monitoramento servirá para acompanhamento de gastos de combustível por veículo, tempo de entrega, distância <text:s/>percorrida por veículos e outros dados importantes para um relatório final.</text:p>
      <text:p text:style-name="P9"><text:s text:c="5"/></text:p>
      <text:p text:style-name="P10"/>
      <text:p text:style-name="P10"><text:s text:c="3"/></text:p>
      <text:p text:style-name="P14">O que vamos usar?</text:p>
      <text:p text:style-name="P1"><text:s/></text:p>
      <text:list xml:id="list3294227430" text:style-name="L1">
        <text:list-item>
          <text:p text:style-name="P2">API Google <text:s/>para geolocalização</text:p>
        </text:list-item>
        <text:list-item>
          <text:p text:style-name="P2">Uso de relatórios</text:p>
        </text:list-item>
        <text:list-item>
          <text:p text:style-name="P2">Gráficos</text:p>
        </text:list-item>
        <text:list-item>
          <text:p text:style-name="P3">Uso de cálculos de combustível por distância</text:p>
        </text:list-item>
        <text:list-item>
          <text:p text:style-name="P4">Cadastro de veículos</text:p>
        </text:list-item>
        <text:list-item>
          <text:p text:style-name="P5">Cadastro de produtos (Material básico, etcs)</text:p>
        </text:list-item>
        <text:list-item>
          <text:p text:style-name="P6">Cáclulo de tempo por distância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11-09T00:17:37.085000000</dc:date>
    <meta:editing-duration>PT36M15S</meta:editing-duration>
    <meta:editing-cycles>15</meta:editing-cycles>
    <meta:document-statistic meta:table-count="0" meta:image-count="0" meta:object-count="0" meta:page-count="1" meta:paragraph-count="18" meta:word-count="147" meta:character-count="936" meta:non-whitespace-character-count="786"/>
  </office:meta>
</office:document-meta>
</file>